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1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1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1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1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1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1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1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1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1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1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1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1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1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1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1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1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1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1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1" fo:font-size="12pt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1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visibility="collapse" table:number-columns-repeated="11" table:default-cell-style-name="ce1"/>
        <table:table-column table:style-name="co5" table:number-columns-repeated="10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08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_10</text:p>
          </table:table-cell>
          <table:table-cell table:style-name="ce66" office:value-type="string" calcext:value-type="string">
            <text:p>SUB25_10_NT</text:p>
          </table:table-cell>
          <table:table-cell table:style-name="ce66" office:value-type="string" calcext:value-type="string">
            <text:p>SUBD_10</text:p>
          </table:table-cell>
          <table:table-cell table:style-name="ce65" office:value-type="string" calcext:value-type="string">
            <text:p>2SUB25</text:p>
          </table:table-cell>
          <table:table-cell table:style-name="ce117" office:value-type="string" calcext:value-type="string">
            <text:p>2SUB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65" office:value-type="string" calcext:value-type="string">
            <text:p>RW_LEER_LED_V1</text:p>
          </table:table-cell>
          <table:table-cell table:style-name="ce65" office:value-type="string" calcext:value-type="string">
            <text:p>W2</text:p>
          </table:table-cell>
          <table:table-cell table:style-name="ce65" office:value-type="string" calcext:value-type="string">
            <text:p>W2+</text:p>
          </table:table-cell>
          <table:table-cell table:style-name="ce65" office:value-type="string" calcext:value-type="string">
            <text:p>W3</text:p>
          </table:table-cell>
          <table:table-cell table:style-name="ce65" office:value-type="string" calcext:value-type="string">
            <text:p>W3+</text:p>
          </table:table-cell>
          <table:table-cell table:style-name="ce65" office:value-type="string" calcext:value-type="string">
            <text:p>IO2</text:p>
          </table:table-cell>
          <table:table-cell table:style-name="ce65" office:value-type="string" calcext:value-type="string">
            <text:p>IO2+</text:p>
          </table:table-cell>
          <table:table-cell table:style-name="ce65" office:value-type="string" calcext:value-type="string">
            <text:p>1OUT</text:p>
          </table:table-cell>
          <table:table-cell table:style-name="ce65" office:value-type="string" calcext:value-type="string">
            <text:p>1OUT+</text:p>
          </table:table-cell>
          <table:table-cell table:style-name="ce65" office:value-type="string" calcext:value-type="string">
            <text:p>DPDT</text:p>
          </table:table-cell>
          <table:table-cell table:style-name="ce74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9"/>
          <table:table-cell table:style-name="ce75" table:number-columns-repeated="2"/>
          <table:table-cell table:style-name="ce79"/>
          <table:table-cell table:number-columns-repeated="99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F$3];[.I5:.AF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F$3];[.I6:.AF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F$3];[.I7:.AF7])" office:value-type="float" office:value="0" calcext:value-type="float">
            <text:p>0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F$3];[.I8:.AF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F$3];[.I9:.AF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F$3];[.I10:.AF10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F$3];[.I11:.AF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F$3];[.I12:.AF12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F$3];[.I13:.AF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F$3];[.I14:.AF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F$3];[.I15:.AF15])" office:value-type="float" office:value="0" calcext:value-type="float">
            <text:p>0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F$3];[.I16:.AF16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F$3];[.I17:.AF17])" office:value-type="float" office:value="0" calcext:value-type="float">
            <text:p>0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7]);[.E17]&lt;&gt;0);[.F17]/[.E17];0)" office:value-type="float" office:value="0.634" calcext:value-type="float">
            <text:p>0,63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F$3];[.I18:.AF18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8]);[.E18]&lt;&gt;0);[.F18]/[.E18];0)" office:value-type="float" office:value="0.0274285714285714" calcext:value-type="float">
            <text:p>0,03</text:p>
          </table:table-cell>
          <table:table-cell table:style-name="ce56" table:formula="of:=[.G18]*[.B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F$3];[.I19:.AF19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19]);[.E19]&lt;&gt;0);[.F19]/[.E19];0)" office:value-type="float" office:value="0.0208" calcext:value-type="float">
            <text:p>0,02</text:p>
          </table:table-cell>
          <table:table-cell table:style-name="ce56" table:formula="of:=[.G19]*[.B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F$3];[.I20:.AF20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0]);[.E20]&lt;&gt;0);[.F20]/[.E20];0)" office:value-type="float" office:value="0.021" calcext:value-type="float">
            <text:p>0,02</text:p>
          </table:table-cell>
          <table:table-cell table:style-name="ce56" table:formula="of:=[.G20]*[.B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F$3];[.I21:.AF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1]);[.E21]&lt;&gt;0);[.F21]/[.E21];0)" office:value-type="float" office:value="0.0206" calcext:value-type="float">
            <text:p>0,02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F$3];[.I22:.AF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F$3];[.I23:.AF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3]);[.E23]&lt;&gt;0);[.F23]/[.E23];0)" office:value-type="float" office:value="0.0199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24:.AF2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4]);[.E24]&lt;&gt;0);[.F24]/[.E24];0)" office:value-type="float" office:value="0" calcext:value-type="float">
            <text:p>0,00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1"/>
          <table:table-cell table:style-name="ce28" table:formula="of:=SUMPRODUCT([.I$3:.AF$3];[.I25:.AF25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5]);[.E25]&lt;&gt;0);[.F25]/[.E25];0)" office:value-type="float" office:value="0" calcext:value-type="float">
            <text:p>0,00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26:.AF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F$3];[.I28:.AF28])" office:value-type="float" office:value="0" calcext:value-type="float">
            <text:p>0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28]);[.E28]&lt;&gt;0);[.F28]/[.E28];0)" office:value-type="float" office:value="0.0716666666666667" calcext:value-type="float">
            <text:p>0,07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F$3];[.I29:.AF29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29]);[.E29]&lt;&gt;0);[.F29]/[.E29];0)" office:value-type="float" office:value="0.309" calcext:value-type="float">
            <text:p>0,31</text:p>
          </table:table-cell>
          <table:table-cell table:style-name="ce56" table:formula="of:=[.G29]*[.B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F$3];[.I30:.AF30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0]);[.E30]&lt;&gt;0);[.F30]/[.E30];0)" office:value-type="float" office:value="0.0599" calcext:value-type="float">
            <text:p>0,06</text:p>
          </table:table-cell>
          <table:table-cell table:style-name="ce56" table:formula="of:=[.G30]*[.B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F$3];[.I31:.AF31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1]);[.E31]&lt;&gt;0);[.F31]/[.E31];0)" office:value-type="float" office:value="0.193" calcext:value-type="float">
            <text:p>0,19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F$3];[.I32:.AF32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2]);[.E32]&lt;&gt;0);[.F32]/[.E32];0)" office:value-type="float" office:value="0.199" calcext:value-type="float">
            <text:p>0,20</text:p>
          </table:table-cell>
          <table:table-cell table:style-name="ce56" table:formula="of:=[.G32]*[.B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F$3];[.I33:.AF33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3]);[.E33]&lt;&gt;0);[.F33]/[.E33];0)" office:value-type="float" office:value="1.582" calcext:value-type="float">
            <text:p>1,58</text:p>
          </table:table-cell>
          <table:table-cell table:style-name="ce56" table:formula="of:=[.G33]*[.B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F$3];[.I34:.AF34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4]);[.E34]&lt;&gt;0);[.F34]/[.E34];0)" office:value-type="float" office:value="0.188" calcext:value-type="float">
            <text:p>0,19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F$3];[.I35:.AF35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5]);[.E35]&lt;&gt;0);[.F35]/[.E35];0)" office:value-type="float" office:value="0.293" calcext:value-type="float">
            <text:p>0,29</text:p>
          </table:table-cell>
          <table:table-cell table:style-name="ce56" table:formula="of:=[.G35]*[.B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F$3];[.I36:.AF36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6]);[.E36]&lt;&gt;0);[.F36]/[.E36];0)" office:value-type="float" office:value="0.19" calcext:value-type="float">
            <text:p>0,19</text:p>
          </table:table-cell>
          <table:table-cell table:style-name="ce56" table:formula="of:=[.G36]*[.B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F$3];[.I37:.AF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7]);[.E37]&lt;&gt;0);[.F37]/[.E37];0)" office:value-type="float" office:value="0.083" calcext:value-type="float">
            <text:p>0,08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F$3];[.I38:.AF38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38]);[.E38]&lt;&gt;0);[.F38]/[.E38];0)" office:value-type="float" office:value="0.289" calcext:value-type="float">
            <text:p>0,29</text:p>
          </table:table-cell>
          <table:table-cell table:style-name="ce56" table:formula="of:=[.G38]*[.B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F$3];[.I39:.AF39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39]);[.E39]&lt;&gt;0);[.F39]/[.E39];0)" office:value-type="float" office:value="0.278" calcext:value-type="float">
            <text:p>0,2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F$3];[.I40:.AF40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0]);[.E40]&lt;&gt;0);[.F40]/[.E40];0)" office:value-type="float" office:value="0.956" calcext:value-type="float">
            <text:p>0,96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F$3];[.I41:.AF41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1]);[.E41]&lt;&gt;0);[.F41]/[.E41];0)" office:value-type="float" office:value="0.2402" calcext:value-type="float">
            <text:p>0,24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F$3];[.I42:.AF42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2]);[.E42]&lt;&gt;0);[.F42]/[.E42];0)" office:value-type="float" office:value="0.2442" calcext:value-type="float">
            <text:p>0,24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F$3];[.I43:.AF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F$3];[.I44:.AF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4]);[.E44]&lt;&gt;0);[.F44]/[.E44];0)" office:value-type="float" office:value="0.240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F$3];[.I45:.AF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5]);[.E45]&lt;&gt;0);[.F45]/[.E45];0)" office:value-type="float" office:value="0.298" calcext:value-type="float">
            <text:p>0,30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F$3];[.I46:.AF46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6]);[.E46]&lt;&gt;0);[.F46]/[.E46];0)" office:value-type="float" office:value="1.61" calcext:value-type="float">
            <text:p>1,61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F$3];[.I47:.AF47])" office:value-type="float" office:value="0" calcext:value-type="float">
            <text:p>0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47]);[.E47]&lt;&gt;0);[.F47]/[.E47];0)" office:value-type="float" office:value="0.577" calcext:value-type="float">
            <text:p>0,58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F$3];[.I48:.AF48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48]);[.E48]&lt;&gt;0);[.F48]/[.E48];0)" office:value-type="float" office:value="0.561" calcext:value-type="float">
            <text:p>0,56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F$3];[.I49:.AF49])" office:value-type="float" office:value="0" calcext:value-type="float">
            <text:p>0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49]);[.E49]&lt;&gt;0);[.F49]/[.E49];0)" office:value-type="float" office:value="0.091" calcext:value-type="float">
            <text:p>0,09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F$3];[.I50:.AF50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0]);[.E50]&lt;&gt;0);[.F50]/[.E50];0)" office:value-type="float" office:value="0.189" calcext:value-type="float">
            <text:p>0,19</text:p>
          </table:table-cell>
          <table:table-cell table:style-name="ce56" table:formula="of:=[.G50]*[.B5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51:.AF51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1]);[.E51]&lt;&gt;0);[.F51]/[.E51];0)" office:value-type="float" office:value="0" calcext:value-type="float">
            <text:p>0,00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52:.AF5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2]);[.E52]&lt;&gt;0);[.F52]/[.E52];0)" office:value-type="float" office:value="0" calcext:value-type="float">
            <text:p>0,00</text:p>
          </table:table-cell>
          <table:table-cell table:style-name="ce56" table:formula="of:=[.G52]*[.B5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F$3];[.I54:.AF54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4]);[.E54]&lt;&gt;0);[.F54]/[.E54];0)" office:value-type="float" office:value="0.936" calcext:value-type="float">
            <text:p>0,94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F$3];[.I55:.AF55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5]);[.E55]&lt;&gt;0);[.F55]/[.E55];0)" office:value-type="float" office:value="1.136" calcext:value-type="float">
            <text:p>1,14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F$3];[.I56:.AF56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56]);[.E56]&lt;&gt;0);[.F56]/[.E56];0)" office:value-type="float" office:value="0.0586666666666667" calcext:value-type="float">
            <text:p>0,06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F$3];[.I57:.AF57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57]);[.E57]&lt;&gt;0);[.F57]/[.E57];0)" office:value-type="float" office:value="0.0135" calcext:value-type="float">
            <text:p>0,01</text:p>
          </table:table-cell>
          <table:table-cell table:style-name="ce56" table:formula="of:=[.G57]*[.B5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F$3];[.I58:.AF58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58]);[.E58]&lt;&gt;0);[.F58]/[.E58];0)" office:value-type="float" office:value="0.0138" calcext:value-type="float">
            <text:p>0,01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59:.AF5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9]);[.E59]&lt;&gt;0);[.F59]/[.E59];0)" office:value-type="float" office:value="0" calcext:value-type="float">
            <text:p>0,00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60:.AF6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0]);[.E60]&lt;&gt;0);[.F60]/[.E60];0)" office:value-type="float" office:value="0" calcext:value-type="float">
            <text:p>0,00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F$3];[.I62:.AF62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2]);[.E62]&lt;&gt;0);[.F62]/[.E62];0)" office:value-type="float" office:value="12.05" calcext:value-type="float">
            <text:p>12,05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F$3];[.I63:.AF63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3]);[.E63]&lt;&gt;0);[.F63]/[.E63];0)" office:value-type="float" office:value="4.99" calcext:value-type="float">
            <text:p>4,99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F$3];[.I64:.AF64])" office:value-type="float" office:value="0" calcext:value-type="float">
            <text:p>0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4]);[.E64]&lt;&gt;0);[.F64]/[.E64];0)" office:value-type="float" office:value="1.1455" calcext:value-type="float">
            <text:p>1,15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F$3];[.I65:.AF65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5]);[.E65]&lt;&gt;0);[.F65]/[.E65];0)" office:value-type="float" office:value="1.368" calcext:value-type="float">
            <text:p>1,37</text:p>
          </table:table-cell>
          <table:table-cell table:style-name="ce56" table:formula="of:=[.G65]*[.B6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F$3];[.I66:.AF66])" office:value-type="float" office:value="0" calcext:value-type="float">
            <text:p>0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66]);[.E66]&lt;&gt;0);[.F66]/[.E66];0)" office:value-type="float" office:value="0.204" calcext:value-type="float">
            <text:p>0,20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F$3];[.I67:.AF67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67]);[.E67]&lt;&gt;0);[.F67]/[.E67];0)" office:value-type="float" office:value="0.22" calcext:value-type="float">
            <text:p>0,22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F$3];[.I68:.AF68])" office:value-type="float" office:value="0" calcext:value-type="float">
            <text:p>0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8]);[.E68]&lt;&gt;0);[.F68]/[.E68];0)" office:value-type="float" office:value="0.04" calcext:value-type="float">
            <text:p>0,04</text:p>
          </table:table-cell>
          <table:table-cell table:style-name="ce56" table:formula="of:=[.G68]*[.B6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F$3];[.I69:.AF69])" office:value-type="float" office:value="0" calcext:value-type="float">
            <text:p>0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9]);[.E69]&lt;&gt;0);[.F69]/[.E69];0)" office:value-type="float" office:value="0.04" calcext:value-type="float">
            <text:p>0,04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F$3];[.I70:.AF70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0]);[.E70]&lt;&gt;0);[.F70]/[.E70];0)" office:value-type="float" office:value="0.151" calcext:value-type="float">
            <text:p>0,15</text:p>
          </table:table-cell>
          <table:table-cell table:style-name="ce56" table:formula="of:=[.G70]*[.B7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F$3];[.I71:.AF71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1]);[.E71]&lt;&gt;0);[.F71]/[.E71];0)" office:value-type="float" office:value="0.151" calcext:value-type="float">
            <text:p>0,15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F$3];[.I72:.AF72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2]);[.E72]&lt;&gt;0);[.F72]/[.E72];0)" office:value-type="float" office:value="0.151" calcext:value-type="float">
            <text:p>0,15</text:p>
          </table:table-cell>
          <table:table-cell table:style-name="ce56" table:formula="of:=[.G72]*[.B7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F$3];[.I73:.AF73])" office:value-type="float" office:value="0" calcext:value-type="float">
            <text:p>0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3]);[.E73]&lt;&gt;0);[.F73]/[.E73];0)" office:value-type="float" office:value="0.0174" calcext:value-type="float">
            <text:p>0,02</text:p>
          </table:table-cell>
          <table:table-cell table:style-name="ce56" table:formula="of:=[.G73]*[.B7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F$3];[.I74:.AF74])" office:value-type="float" office:value="0" calcext:value-type="float">
            <text:p>0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4]);[.E74]&lt;&gt;0);[.F74]/[.E74];0)" office:value-type="float" office:value="0.0185" calcext:value-type="float">
            <text:p>0,02</text:p>
          </table:table-cell>
          <table:table-cell table:style-name="ce56" table:formula="of:=[.G74]*[.B74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F$3];[.I75:.AF75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5]);[.E75]&lt;&gt;0);[.F75]/[.E75];0)" office:value-type="float" office:value="0.223" calcext:value-type="float">
            <text:p>0,22</text:p>
          </table:table-cell>
          <table:table-cell table:style-name="ce56" table:formula="of:=[.G75]*[.B7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F$3];[.I76:.AF76])" office:value-type="float" office:value="0" calcext:value-type="float">
            <text:p>0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76]);[.E76]&lt;&gt;0);[.F76]/[.E76];0)" office:value-type="float" office:value="0.5085" calcext:value-type="float">
            <text:p>0,51</text:p>
          </table:table-cell>
          <table:table-cell table:style-name="ce56" table:formula="of:=[.G76]*[.B7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F$3];[.I77:.AF77])" office:value-type="float" office:value="0" calcext:value-type="float">
            <text:p>0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77]);[.E77]&lt;&gt;0);[.F77]/[.E77];0)" office:value-type="float" office:value="0.0555" calcext:value-type="float">
            <text:p>0,06</text:p>
          </table:table-cell>
          <table:table-cell table:style-name="ce56" table:formula="of:=[.G77]*[.B7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F$3];[.I78:.AF78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78]);[.E78]&lt;&gt;0);[.F78]/[.E78];0)" office:value-type="float" office:value="0.0434" calcext:value-type="float">
            <text:p>0,04</text:p>
          </table:table-cell>
          <table:table-cell table:style-name="ce56" table:formula="of:=[.G78]*[.B7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79]);[.E79]&lt;&gt;0);[.F79]/[.E79];0)" office:value-type="float" office:value="0.043" calcext:value-type="float">
            <text:p>0,04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F$3];[.I80:.AF80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0]);[.E80]&lt;&gt;0);[.F80]/[.E80];0)" office:value-type="float" office:value="0.045" calcext:value-type="float">
            <text:p>0,05</text:p>
          </table:table-cell>
          <table:table-cell table:style-name="ce56" table:formula="of:=[.G80]*[.B8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F$3];[.I81:.AF81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1]);[.E81]&lt;&gt;0);[.F81]/[.E81];0)" office:value-type="float" office:value="0.35" calcext:value-type="float">
            <text:p>0,35</text:p>
          </table:table-cell>
          <table:table-cell table:style-name="ce56" table:formula="of:=[.G81]*[.B81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F$3];[.I82:.AF82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2]);[.E82]&lt;&gt;0);[.F82]/[.E82];0)" office:value-type="float" office:value="0.021" calcext:value-type="float">
            <text:p>0,02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F$3];[.I83:.AF83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3]);[.E83]&lt;&gt;0);[.F83]/[.E83];0)" office:value-type="float" office:value="0.021" calcext:value-type="float">
            <text:p>0,02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F$3];[.I84:.AF84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4]);[.E84]&lt;&gt;0);[.F84]/[.E84];0)" office:value-type="float" office:value="0.012" calcext:value-type="float">
            <text:p>0,01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F$3];[.I85:.AF85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5]);[.E85]&lt;&gt;0);[.F85]/[.E85];0)" office:value-type="float" office:value="0.012" calcext:value-type="float">
            <text:p>0,01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F$3];[.I86:.AF86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6]);[.E86]&lt;&gt;0);[.F86]/[.E86];0)" office:value-type="float" office:value="0.012" calcext:value-type="float">
            <text:p>0,01</text:p>
          </table:table-cell>
          <table:table-cell table:style-name="ce56" table:formula="of:=[.G86]*[.B8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F$3];[.I87:.AF87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7]);[.E87]&lt;&gt;0);[.F87]/[.E87];0)" office:value-type="float" office:value="0.012" calcext:value-type="float">
            <text:p>0,01</text:p>
          </table:table-cell>
          <table:table-cell table:style-name="ce56" table:formula="of:=[.G87]*[.B8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F$3];[.I88:.AF88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89:.AF8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89]);[.E89]&lt;&gt;0);[.F89]/[.E89];0)" office:value-type="float" office:value="0" calcext:value-type="float">
            <text:p>0,00</text:p>
          </table:table-cell>
          <table:table-cell table:style-name="ce56" table:formula="of:=[.G89]*[.B8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90:.AF9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0]);[.E90]&lt;&gt;0);[.F90]/[.E90];0)" office:value-type="float" office:value="0" calcext:value-type="float">
            <text:p>0,00</text:p>
          </table:table-cell>
          <table:table-cell table:style-name="ce56" table:formula="of:=[.G90]*[.B9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F$3];[.I92:.AF92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2]);[.E92]&lt;&gt;0);[.F92]/[.E92];0)" office:value-type="float" office:value="0.95" calcext:value-type="float">
            <text:p>0,95</text:p>
          </table:table-cell>
          <table:table-cell table:style-name="ce56" table:formula="of:=[.G92]*[.B92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F$3];[.I93:.AF93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3]);[.E93]&lt;&gt;0);[.F93]/[.E93];0)" office:value-type="float" office:value="0.95" calcext:value-type="float">
            <text:p>0,95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F$3];[.I94:.AF94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4]);[.E94]&lt;&gt;0);[.F94]/[.E94];0)" office:value-type="float" office:value="0.95" calcext:value-type="float">
            <text:p>0,95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F$3];[.I95:.AF9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5]);[.E95]&lt;&gt;0);[.F95]/[.E95];0)" office:value-type="float" office:value="0.95" calcext:value-type="float">
            <text:p>0,95</text:p>
          </table:table-cell>
          <table:table-cell table:style-name="ce56" table:formula="of:=[.G95]*[.B9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F$3];[.I96:.AF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F$3];[.I97:.AF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F$3];[.I98:.AF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/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9" calcext:value-type="float">
            <text:p>509</text:p>
          </table:table-cell>
          <table:table-cell table:style-name="ce28"/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1]);[.E101]&lt;&gt;0);[.F101]/[.E101];0)" office:value-type="float" office:value="0" calcext:value-type="float">
            <text:p>0,00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2]);[.E102]&lt;&gt;0);[.F102]/[.E102];0)" office:value-type="float" office:value="0" calcext:value-type="float">
            <text:p>0,00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3]);[.E103]&lt;&gt;0);[.F103]/[.E103];0)" office:value-type="float" office:value="0" calcext:value-type="float">
            <text:p>0,00</text:p>
          </table:table-cell>
          <table:table-cell table:style-name="ce56" table:formula="of:=[.G103]*[.B10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4]);[.E104]&lt;&gt;0);[.F104]/[.E104];0)" office:value-type="float" office:value="0" calcext:value-type="float">
            <text:p>0,00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05:.AF105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5]);[.E105]&lt;&gt;0);[.F105]/[.E105];0)" office:value-type="float" office:value="0" calcext:value-type="float">
            <text:p>0,00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F$3];[.I107:.AF107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07]);[.E107]&lt;&gt;0);[.F107]/[.E107];0)" office:value-type="float" office:value="2" calcext:value-type="float">
            <text:p>2,00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F$3];[.I108:.AF108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08]);[.E108]&lt;&gt;0);[.F108]/[.E108];0)" office:value-type="float" office:value="2" calcext:value-type="float">
            <text:p>2,00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09:.AF10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09]);[.E109]&lt;&gt;0);[.F109]/[.E109];0)" office:value-type="float" office:value="0" calcext:value-type="float">
            <text:p>0,00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0:.AF11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0]);[.E110]&lt;&gt;0);[.F110]/[.E110];0)" office:value-type="float" office:value="0" calcext:value-type="float">
            <text:p>0,00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F$3];[.I112:.AF112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12]);[.E112]&lt;&gt;0);[.F112]/[.E112];0)" office:value-type="float" office:value="1.912" calcext:value-type="float">
            <text:p>1,91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F$3];[.I113:.AF113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13]);[.E113]&lt;&gt;0);[.F113]/[.E113];0)" office:value-type="float" office:value="0.27" calcext:value-type="float">
            <text:p>0,27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F$3];[.I114:.AF114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14]);[.E114]&lt;&gt;0);[.F114]/[.E114];0)" office:value-type="float" office:value="0.866" calcext:value-type="float">
            <text:p>0,87</text:p>
          </table:table-cell>
          <table:table-cell table:style-name="ce56" table:formula="of:=[.G114]*[.B11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5:.AF11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5]);[.E115]&lt;&gt;0);[.F115]/[.E115];0)" office:value-type="float" office:value="0" calcext:value-type="float">
            <text:p>0,00</text:p>
          </table:table-cell>
          <table:table-cell table:style-name="ce56" table:formula="of:=[.G115]*[.B1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6:.AF11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6]);[.E116]&lt;&gt;0);[.F116]/[.E116];0)" office:value-type="float" office:value="0" calcext:value-type="float">
            <text:p>0,00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7:.AF11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7]);[.E117]&lt;&gt;0);[.F117]/[.E117];0)" office:value-type="float" office:value="0" calcext:value-type="float">
            <text:p>0,00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F$3];[.I119:.AF119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19]);[.E119]&lt;&gt;0);[.F119]/[.E119];0)" office:value-type="float" office:value="0" calcext:value-type="float">
            <text:p>0,00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0:.AF12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0]);[.E120]&lt;&gt;0);[.F120]/[.E120];0)" office:value-type="float" office:value="0" calcext:value-type="float">
            <text:p>0,00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1:.AF12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2:.AF12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2]);[.E122]&lt;&gt;0);[.F122]/[.E122];0)" office:value-type="float" office:value="0" calcext:value-type="float">
            <text:p>0,00</text:p>
          </table:table-cell>
          <table:table-cell table:style-name="ce56" table:formula="of:=[.G122]*[.B1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3:.AF12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3]);[.E123]&lt;&gt;0);[.F123]/[.E123];0)" office:value-type="float" office:value="0" calcext:value-type="float">
            <text:p>0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2"/>
          <table:table-cell table:style-name="ce30" table:formula="of:=SUMPRODUCT([.I$3:.AF$3];[.I124:.AF124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24]);[.E124]&lt;&gt;0);[.F124]/[.E124];0)" office:value-type="float" office:value="0" calcext:value-type="float">
            <text:p>0,00</text:p>
          </table:table-cell>
          <table:table-cell table:style-name="ce59" table:formula="of:=[.G124]*[.B124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10"/>
          <table:table-cell table:style-name="ce76" table:number-columns-repeated="2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24])" office:value-type="float" office:value="0" calcext:value-type="float">
            <text:p>0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24])" office:value-type="float" office:value="0" calcext:value-type="float">
            <text:p>0,00</text:p>
          </table:table-cell>
          <table:table-cell table:style-name="ce41" table:number-columns-repeated="23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18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number-columns-repeated="2"/>
          <table:table-cell table:style-name="ce88"/>
          <table:table-cell table:number-columns-repeated="1022"/>
        </table:table-row>
        <table:table-row table:style-name="ro3" table:number-rows-repeated="1048441">
          <table:table-cell table:number-columns-repeated="1025"/>
        </table:table-row>
        <table:table-row table:style-name="ro3">
          <table:table-cell table:number-columns-repeated="1025"/>
        </table:table-row>
        <calcext:conditional-formats>
          <calcext:conditional-format calcext:target-range-address="Tabelle1.G28:Tabelle1.H52 Tabelle1.G62:Tabelle1.H90 Tabelle1.G107:Tabelle1.H110 Tabelle1.G112:Tabelle1.H117 Tabelle1.G119:Tabelle1.H124 Tabelle1.I27:Tabelle1.I27 Tabelle1.H53:Tabelle1.I53 Tabelle1.H61:Tabelle1.I61 Tabelle1.I111:Tabelle1.I111 Tabelle1.B28:Tabelle1.B52 Tabelle1.B62:Tabelle1.B90 Tabelle1.B107:Tabelle1.B110 Tabelle1.B112:Tabelle1.B117 Tabelle1.B119:Tabelle1.B124 Tabelle1.B92:Tabelle1.B105 Tabelle1.G92:Tabelle1.H105 Tabelle1.B54:Tabelle1.B60 Tabelle1.G54:Tabelle1.H60 Tabelle1.B5:Tabelle1.B26 Tabelle1.G5:Tabelle1.H26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06:58:03.318032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8T15:05:24.790493800</dc:date>
    <meta:editing-duration>P1DT9H46M3S</meta:editing-duration>
    <meta:editing-cycles>174</meta:editing-cycles>
    <meta:generator>LibreOffice/25.2.1.2$Windows_X86_64 LibreOffice_project/d3abf4aee5fd705e4a92bba33a32f40bc4e56f49</meta:generator>
    <meta:document-statistic meta:table-count="1" meta:cell-count="100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130
Public Const col_stk = 1
Public Const col_SUMME = 2
Public Const SUMME1 = "SUMME"

sub Main
rem ----------------------------------------------------------------------
rem define variables
rem dim sheet as object
rem dim cell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